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 style:text-autospace="none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 style:text-autospace="none"/>
      <style:text-properties style:font-name="Verdana" fo:font-size="11pt" style:font-size-asian="11pt" style:font-name-complex="Verdana" style:font-size-complex="11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 style:text-autospace="none"/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 style:text-autospace="none"/>
      <style:text-properties style:font-name="Verdana" fo:font-size="10pt" fo:language="en" fo:country="US" style:font-size-asian="10pt" style:font-name-complex="Verdana" style:font-size-complex="10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 style:text-autospace="none"/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 text:number-lines="false" text:line-number="0" style:text-autospace="none">
        <style:tab-stops>
          <style:tab-stop style:position="2.8547in" style:type="center"/>
          <style:tab-stop style:position="2.9063in"/>
          <style:tab-stop style:position="5.0209in" style:type="right"/>
          <style:tab-stop style:position="5.8126in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 text:number-lines="false" text:line-number="0" style:text-autospace="none">
        <style:tab-stops>
          <style:tab-stop style:position="2.8547in" style:type="center"/>
          <style:tab-stop style:position="2.9063in"/>
          <style:tab-stop style:position="5.0209in" style:type="right"/>
          <style:tab-stop style:position="5.8126in"/>
        </style:tab-stops>
      </style:paragraph-properties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 text:number-lines="false" text:line-number="0" style:text-autospace="none">
        <style:tab-stops>
          <style:tab-stop style:position="2.8547in" style:type="center"/>
          <style:tab-stop style:position="2.9063in"/>
          <style:tab-stop style:position="5.0209in" style:type="right"/>
          <style:tab-stop style:position="5.8126in"/>
        </style:tab-stops>
      </style:paragraph-properties>
      <style:text-properties style:font-name="Verdana" fo:font-size="10pt" officeooo:rsid="00119fb8" officeooo:paragraph-rsid="00119fb8" style:font-size-asian="10pt" style:font-name-complex="Verdana" style:font-size-complex="10pt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3.6366in" fo:hyphenation-ladder-count="no-limit" fo:text-indent="0in" style:auto-text-indent="false" style:text-autospace="none">
        <style:tab-stops>
          <style:tab-stop style:position="6.2953in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3.6366in" fo:text-align="center" style:justify-single-word="false" fo:hyphenation-ladder-count="no-limit" fo:text-indent="0in" style:auto-text-indent="false" style:text-autospace="none">
        <style:tab-stops>
          <style:tab-stop style:position="6.2953in"/>
        </style:tab-stops>
      </style:paragraph-properties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3.6366in" fo:text-align="center" style:justify-single-word="false" fo:hyphenation-ladder-count="no-limit" fo:text-indent="0in" style:auto-text-indent="false" style:text-autospace="none">
        <style:tab-stops>
          <style:tab-stop style:position="6.2953in"/>
        </style:tab-stops>
      </style:paragraph-properties>
      <style:text-properties style:text-position="super 58%"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3.6366in" fo:text-align="center" style:justify-single-word="false" fo:hyphenation-ladder-count="no-limit" fo:text-indent="0in" style:auto-text-indent="false" style:text-autospace="none">
        <style:tab-stops>
          <style:tab-stop style:position="6.2953in"/>
        </style:tab-stops>
      </style:paragraph-properties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3.6366in" fo:hyphenation-ladder-count="no-limit" fo:text-indent="0in" style:auto-text-indent="false" style:text-autospace="none">
        <style:tab-stops>
          <style:tab-stop style:position="6.2953in"/>
        </style:tab-stops>
      </style:paragraph-properties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-0.0047in" fo:hyphenation-ladder-count="no-limit" fo:text-indent="0in" style:auto-text-indent="false" style:text-autospace="none">
        <style:tab-stops>
          <style:tab-stop style:position="6.2953in"/>
        </style:tab-stops>
      </style:paragraph-properties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-0.0047in" fo:hyphenation-ladder-count="no-limit" fo:text-indent="0in" style:auto-text-indent="false" style:text-autospace="none">
        <style:tab-stops>
          <style:tab-stop style:position="6.2953in"/>
        </style:tab-stops>
      </style:paragraph-properties>
      <style:text-properties style:text-position="super 58%"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16" style:family="paragraph" style:parent-style-name="Standard">
      <style:paragraph-properties fo:margin-left="0.4917in" fo:margin-right="0in" fo:hyphenation-ladder-count="no-limit" fo:text-indent="0in" style:auto-text-indent="false" style:text-autospace="none"/>
      <style:text-properties fo:hyphenate="false" fo:hyphenation-remain-char-count="2" fo:hyphenation-push-char-count="2"/>
    </style:style>
    <style:style style:name="P17" style:family="paragraph" style:parent-style-name="Standard" style:list-style-name="L1">
      <style:paragraph-properties fo:margin-left="0.552in" fo:margin-right="0in" fo:text-align="justify" style:justify-single-word="false" fo:hyphenation-ladder-count="no-limit" fo:text-indent="-0.25in" style:auto-text-indent="false" style:text-autospace="none"/>
      <style:text-properties fo:hyphenate="false" fo:hyphenation-remain-char-count="2" fo:hyphenation-push-char-count="2"/>
    </style:style>
    <style:style style:name="P18" style:family="paragraph" style:parent-style-name="Standard" style:list-style-name="L1">
      <style:paragraph-properties fo:margin-left="0.552in" fo:margin-right="0in" fo:text-align="justify" style:justify-single-word="false" fo:hyphenation-ladder-count="no-limit" fo:text-indent="-0.25in" style:auto-text-indent="false" style:text-autospace="none"/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.552in" fo:margin-right="0in" fo:text-align="justify" style:justify-single-word="false" fo:hyphenation-ladder-count="no-limit" fo:text-indent="0in" style:auto-text-indent="false" style:text-autospace="non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.552in" fo:margin-right="0in" fo:text-align="justify" style:justify-single-word="false" fo:hyphenation-ladder-count="no-limit" fo:text-indent="0in" style:auto-text-indent="false" style:text-autospace="none"/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21" style:family="paragraph" style:parent-style-name="Standard" style:list-style-name="L1">
      <style:paragraph-properties fo:margin-left="0.3937in" fo:margin-right="0in" fo:text-align="justify" style:justify-single-word="false" fo:hyphenation-ladder-count="no-limit" fo:text-indent="-0.098in" style:auto-text-indent="false" style:text-autospace="none"/>
      <style:text-properties fo:hyphenate="false" fo:hyphenation-remain-char-count="2" fo:hyphenation-push-char-count="2"/>
    </style:style>
    <style:style style:name="P22" style:family="paragraph" style:parent-style-name="Standard" style:list-style-name="L1">
      <style:paragraph-properties fo:margin-left="0.3937in" fo:margin-right="0in" fo:text-align="justify" style:justify-single-word="false" fo:hyphenation-ladder-count="no-limit" fo:text-indent="-0.098in" style:auto-text-indent="false" style:text-autospace="none"/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P23" style:family="paragraph" style:parent-style-name="Standard" style:master-page-name="Standard">
      <style:paragraph-properties fo:text-align="justify" style:justify-single-word="false" fo:hyphenation-ladder-count="no-limit" style:page-number="auto" text:number-lines="false" text:line-number="0" style:text-autospace="none">
        <style:tab-stops>
          <style:tab-stop style:position="2.8547in" style:type="center"/>
          <style:tab-stop style:position="2.9063in"/>
          <style:tab-stop style:position="5.0209in" style:type="right"/>
          <style:tab-stop style:position="5.8126in"/>
        </style:tab-stops>
      </style:paragraph-properties>
      <style:text-properties style:font-name="Verdana" fo:font-size="10pt" officeooo:rsid="00119fb8" officeooo:paragraph-rsid="00119fb8" style:font-size-asian="10pt" style:font-name-complex="Verdana" style:font-size-complex="10pt" fo:hyphenate="false" fo:hyphenation-remain-char-count="2" fo:hyphenation-push-char-count="2"/>
    </style:style>
    <style:style style:name="T1" style:family="text">
      <style:text-properties style:font-name-asian="Verdana"/>
    </style:style>
    <style:style style:name="T2" style:family="text">
      <style:text-properties style:text-position="super 58%" style:font-name="Verdana" fo:font-size="10pt" style:font-size-asian="10pt" style:font-name-complex="Verdana" style:font-size-complex="10pt"/>
    </style:style>
    <style:style style:name="T3" style:family="text">
      <style:text-properties style:text-position="super 58%" style:font-name="Verdana" fo:font-size="10pt" style:font-name-asian="Verdana" style:font-size-asian="10pt" style:font-name-complex="Verdana" style:font-size-complex="10pt"/>
    </style:style>
    <style:style style:name="T4" style:family="text">
      <style:text-properties style:font-name="Verdana" fo:font-size="10pt" fo:font-weight="bold" style:font-size-asian="10pt" style:font-weight-asian="bold" style:font-name-complex="Verdana" style:font-size-complex="10pt" style:font-weight-complex="bold"/>
    </style:style>
    <style:style style:name="T5" style:family="text">
      <style:text-properties style:font-name="Verdana" fo:font-size="10pt" style:font-size-asian="10pt" style:font-name-complex="Verdana" style:font-size-complex="10pt"/>
    </style:style>
    <style:style style:name="T6" style:family="text">
      <style:text-properties style:font-name="Verdana" fo:font-size="10pt" officeooo:rsid="00119fb8" style:font-size-asian="10pt" style:font-name-complex="Verdana" style:font-size-complex="10pt"/>
    </style:style>
    <style:style style:name="T7" style:family="text">
      <style:text-properties style:font-name="Verdana" fo:font-size="10pt" fo:language="en" fo:country="US" style:font-size-asian="10pt" style:font-name-complex="Verdana" style:font-size-complex="10pt"/>
    </style:style>
    <style:style style:name="T8" style:family="text">
      <style:text-properties style:font-name="Verdana" fo:font-size="10pt" fo:language="en" fo:country="US" style:font-name-asian="Verdana" style:font-size-asian="10pt" style:font-name-complex="Verdana" style:font-size-complex="10pt"/>
    </style:style>
    <style:style style:name="T9" style:family="text">
      <style:text-properties style:font-name="Verdana" fo:font-size="10pt" style:font-name-asian="Verdana" style:font-size-asian="10pt" style:font-name-complex="Verdana" style:font-size-complex="10pt"/>
    </style:style>
    <style:style style:name="T10" style:family="text">
      <style:text-properties style:font-name="Verdana" fo:font-size="8pt" style:font-size-asian="8pt" style:font-name-complex="Verdana" style:font-size-complex="8pt"/>
    </style:style>
    <text:list-style style:name="L1" text:consecutive-numbering="true">
      <text:list-level-style-bullet text:level="1" text:style-name="WW8NumSt1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aciej Pacut</text:p>
      <text:p text:style-name="P8">ul. Lipowska 38</text:p>
      <text:p text:style-name="P8">43-502 Czechowice-Dziedzice</text:p>
      <text:p text:style-name="P8">pct@cs.uni.wroc.pl</text:p>
      <text:p text:style-name="P8">tel. 574522348</text:p>
      <text:p text:style-name="P8">Numer albumu 221082</text:p>
      <text:p text:style-name="P8">Wydział Matematyki i Informatyki</text:p>
      <text:p text:style-name="P7"/>
      <text:p text:style-name="P6"/>
      <text:p text:style-name="P2"/>
      <text:p text:style-name="P16"><text:span text:style-name="T4">OŚWIADCZENIE O PRAWACH AUTORSKICH I DANYCH OSOBOWYCH</text:span></text:p>
      <text:p text:style-name="P3"/>
      <text:p text:style-name="P1"><text:span text:style-name="T5">Ja niżej podpisany</text:span><text:span text:style-name="T6"> Maciej Pacut</text:span><text:span text:style-name="T5"> doktorant Stacjonarnych Studiów <text:s/>Doktoranckich </text:span><text:span text:style-name="T6">kierunek Informatyka </text:span><text:span text:style-name="T5">na</text:span><text:span text:style-name="T6"> </text:span><text:span text:style-name="T5">Wydziale </text:span><text:span text:style-name="T6">Matematyki i Informatyki</text:span><text:span text:style-name="T5"> oświadczam, że przedkładana rozprawa doktorska na temat:</text:span><text:span text:style-name="T6"> "Algorithmic aspects of contemporary networks"</text:span></text:p>
      <text:p text:style-name="P1"><text:span text:style-name="T8"/></text:p>
      <text:list xml:id="list522179391623955101" text:style-name="L1">
        <text:list-item>
          <text:p text:style-name="P17"><text:span text:style-name="T5">jest mojego autorstwa i nie narusza autorskich praw w rozumieniu ustawy z dnia 4 lutego 1994 r. o prawie autorskim i prawach pokrewnych (tekst jednolity: Dz. U. z 2006 r. Nr 90, poz. 631, z późn. zm.) oraz dóbr osobistych chronionych prawem;</text:span></text:p>
        </text:list-item>
        <text:list-item>
          <text:p text:style-name="P18">nie zawiera danych i informacji uzyskanych w sposób niedozwolony;</text:p>
        </text:list-item>
        <text:list-item>
          <text:p text:style-name="P17"><text:span text:style-name="T5">nie była wcześniej przedmiotem innej urzędowej procedury związanej z nadaniem dyplomu doktora uczelni wyższej;</text:span></text:p>
        </text:list-item>
        <text:list-item>
          <text:p text:style-name="P17"><text:span text:style-name="T5">treść rozprawy doktorskiej przedstawionej do obrony, zawarta na przekazanym nośniku elektronicznym, jest identyczna z jej wersją drukowaną.</text:span></text:p>
        </text:list-item>
      </text:list>
      <text:p text:style-name="P20"/>
      <text:p text:style-name="P19"><text:span text:style-name="T5">Oświadczam, iż zostałem/am poinformowany/a o prawie dostępu do treści moich danych osobowych oraz ich poprawiania.</text:span></text:p>
      <text:p text:style-name="P1"><text:span text:style-name="T9"><text:s text:c="11"/></text:span><text:span text:style-name="T5">Udostępnienie przez mnie danych osobowych ma charakter dobrowolny.</text:span></text:p>
      <text:p text:style-name="P4"/>
      <text:p text:style-name="P1"><text:span text:style-name="T7">Wyra</text:span><text:span text:style-name="T5">żam zgodę, na:</text:span></text:p>
      <text:p text:style-name="P4"/>
      <text:list xml:id="list120201841945110" text:continue-numbering="true" text:style-name="L1">
        <text:list-item>
          <text:p text:style-name="P21"><text:span text:style-name="T5">przetwarzanie moich danych osobowych w myśl ustawy z dnia 29 sierpnia 1997 r. o ochronie danych osobowych (tekst jednolity: Dz. U. z 2014, poz. 1182, z późn. zm.);</text:span></text:p>
        </text:list-item>
        <text:list-item>
          <text:p text:style-name="P22">umieszczenie mojej rozprawy doktorskiej w bazie danych Uczelni i jej przechowywanie przez okres stosowny do potrzeb Uczelni;</text:p>
        </text:list-item>
        <text:list-item>
          <text:p text:style-name="P22">wykorzystanie mojej rozprawy doktorskiej jako elementu komparatywnej bazy danych Uczelni;</text:p>
        </text:list-item>
        <text:list-item>
          <text:p text:style-name="P21"><text:span text:style-name="T5">udostępnienie mojej rozprawy doktorskiej innym podmiotom celem prowadzenia kontroli antyplagiatowej rozpraw doktorskich i innych tekstów, które zostaną opracowane w przyszłości;</text:span></text:p>
        </text:list-item>
        <text:list-item>
          <text:p text:style-name="P21"><text:span text:style-name="T5">porównywanie tekstu mojej rozprawy doktorskiej z tekstami innych prac znajdujących się w bazie porównawczej systemu antyplagiatowego i zasobach Internetu. </text:span></text:p>
        </text:list-item>
      </text:list>
      <text:p text:style-name="P3"/>
      <text:p text:style-name="P5"><text:span text:style-name="T5">Wrocław, …………………………………. <text:s text:c="19"/></text:span>…………………………………………</text:p>
      <text:p text:style-name="P5"><text:span text:style-name="T9"><text:s text:c="15"/></text:span><text:span text:style-name="T10">(rrrr – mm - dd) <text:s/></text:span><text:s text:c="53"/><text:span text:style-name="T10">(czytelny podpis autora pracy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8Num1z0" style:family="text"/>
    <style:style style:name="WW8NumSt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szula</meta:initial-creator>
    <meta:creation-date>2016-02-12T13:48:00</meta:creation-date>
    <dc:date>2019-04-14T12:02:00.637299006</dc:date>
    <meta:editing-cycles>4</meta:editing-cycles>
    <meta:editing-duration>PT2M</meta:editing-duration>
    <meta:document-statistic meta:table-count="0" meta:image-count="0" meta:object-count="0" meta:page-count="1" meta:paragraph-count="23" meta:word-count="274" meta:character-count="2085" meta:non-whitespace-character-count="1741"/>
    <meta:generator>LibreOffice/4.2.8.2$Linux_X86_64 LibreOffice_project/420m0$Build-2</meta:generator>
  </office:meta>
</office:document-meta>
</file>